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3.718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Ganancia T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anancia R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recuencia</text:p>
          </table:table-cell>
          <table:table-cell office:value-type="float" office:value="2442000000">
            <text:p>2442000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otencia 0</text:p>
          </table:table-cell>
          <table:table-cell office:value-type="float" office:value="0.001">
            <text:p>0,001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2">
          <table:table-cell/>
          <table:table-cell office:value-type="string">
            <text:p>Potencia T</text:p>
          </table:table-cell>
          <table:table-cell office:value-type="float" office:value="0.1">
            <text:p>0,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Vel Luz</text:p>
          </table:table-cell>
          <table:table-cell office:value-type="float" office:value="299792458">
            <text:p>299792458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Distancia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otencia R</text:p>
          </table:table-cell>
          <table:table-cell table:formula="of:=[.C2]*[.C3]*(1/[.C4]*[.C7])^2*[.C6]/(4*PI()*[.C9])^2" office:value-type="float" office:value="0.0000012173467367647">
            <text:p>1,2173467367647E-00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eñal R</text:p>
          </table:table-cell>
          <table:table-cell table:formula="of:=LOG([.C10]/[.C5]; 10)*10" office:value-type="float" office:value="-29.145857040905">
            <text:p>-29,1458570409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3" number:min-integer-digits="1"/>
    </number:number-style>
    <number:number-style style:name="N108">
      <number:number number:decimal-places="20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9:32:40</meta:creation-date>
    <dc:date>2013-07-17T10:50:42</dc:date>
    <meta:editing-duration>PT5M48S</meta:editing-duration>
    <meta:editing-cycles>2</meta:editing-cycles>
    <meta:generator>LibreOffice/3.5$Linux_X86_64 LibreOffice_project/350m1$Build-2</meta:generator>
    <meta:document-statistic meta:table-count="3" meta:cell-count="18" meta:object-count="0"/>
  </office:meta>
</office:document-meta>
</file>